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paragraph-rsid="00028fef"/>
    </style:style>
    <style:style style:name="P2" style:family="paragraph" style:parent-style-name="Standard">
      <style:paragraph-properties fo:line-height="200%" fo:text-align="center" style:justify-single-word="false"/>
      <style:text-properties style:font-name="Ubuntu" officeooo:paragraph-rsid="00028fef"/>
    </style:style>
    <style:style style:name="P3" style:family="paragraph" style:parent-style-name="Standard">
      <style:paragraph-properties fo:text-align="end" style:justify-single-word="false"/>
      <style:text-properties style:font-name="Ubuntu" officeooo:paragraph-rsid="00028fef"/>
    </style:style>
    <style:style style:name="P4" style:family="paragraph" style:parent-style-name="Standard">
      <style:paragraph-properties fo:text-align="center" style:justify-single-word="false"/>
      <style:text-properties style:font-name="Ubuntu" fo:font-weight="bold" officeooo:rsid="00046824" officeooo:paragraph-rsid="00028fe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weight="normal" officeooo:rsid="00046824" officeooo:paragraph-rsid="00028fef" style:font-weight-asian="normal" style:font-weight-complex="normal"/>
    </style:style>
    <style:style style:name="P6" style:family="paragraph" style:parent-style-name="Standard">
      <style:paragraph-properties fo:line-height="200%" fo:text-align="end" style:justify-single-word="false"/>
      <style:text-properties style:font-name="Ubuntu" officeooo:rsid="00028fef" officeooo:paragraph-rsid="00028fef"/>
    </style:style>
    <style:style style:name="P7" style:family="paragraph" style:parent-style-name="Standard">
      <style:paragraph-properties fo:line-height="200%" fo:text-align="start" style:justify-single-word="false"/>
      <style:text-properties style:font-name="Ubuntu" officeooo:rsid="00028fef" officeooo:paragraph-rsid="00028fef"/>
    </style:style>
    <style:style style:name="P8" style:family="paragraph" style:parent-style-name="Standard">
      <style:paragraph-properties fo:line-height="200%" fo:text-align="start" style:justify-single-word="false"/>
      <style:text-properties style:font-name="Ubuntu" officeooo:rsid="00052cb9" officeooo:paragraph-rsid="00052cb9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style:font-name="Ubuntu" officeooo:rsid="00052cb9" officeooo:paragraph-rsid="00052cb9"/>
    </style:style>
    <style:style style:name="P10" style:family="paragraph" style:parent-style-name="Standard" style:list-style-name="L2">
      <style:paragraph-properties fo:line-height="200%" fo:text-align="start" style:justify-single-word="false"/>
      <style:text-properties style:font-name="Ubuntu" officeooo:rsid="00052cb9" officeooo:paragraph-rsid="00052cb9"/>
    </style:style>
    <style:style style:name="P11" style:family="paragraph" style:parent-style-name="Standard">
      <style:paragraph-properties fo:line-height="200%" fo:text-align="end" style:justify-single-word="false"/>
      <style:text-properties style:font-name="Ubuntu" officeooo:rsid="00052cb9" officeooo:paragraph-rsid="00052cb9"/>
    </style:style>
    <style:style style:name="P12" style:family="paragraph" style:parent-style-name="Standard">
      <style:paragraph-properties fo:line-height="200%" fo:text-align="start" style:justify-single-word="false"/>
      <style:text-properties style:font-name="Ubuntu" officeooo:rsid="0008ed0a" officeooo:paragraph-rsid="0008ed0a"/>
    </style:style>
    <style:style style:name="P13" style:family="paragraph" style:parent-style-name="Standard">
      <style:paragraph-properties fo:line-height="200%" fo:text-align="end" style:justify-single-word="false"/>
      <style:text-properties style:font-name="Ubuntu" officeooo:rsid="000aeb3d" officeooo:paragraph-rsid="000aeb3d"/>
    </style:style>
    <style:style style:name="P14" style:family="paragraph" style:parent-style-name="Standard">
      <style:paragraph-properties fo:line-height="200%" fo:text-align="start" style:justify-single-word="false"/>
      <style:text-properties style:font-name="Ubuntu" officeooo:rsid="000aeb3d" officeooo:paragraph-rsid="000aeb3d"/>
    </style:style>
    <style:style style:name="P15" style:family="paragraph" style:parent-style-name="Standard">
      <style:paragraph-properties fo:line-height="200%" fo:text-align="start" style:justify-single-word="false"/>
      <style:text-properties style:font-name="Ubuntu" officeooo:rsid="000bd939" officeooo:paragraph-rsid="000bd939"/>
    </style:style>
    <style:style style:name="P16" style:family="paragraph" style:parent-style-name="Standard">
      <style:paragraph-properties fo:line-height="200%" fo:text-align="start" style:justify-single-word="false"/>
      <style:text-properties officeooo:paragraph-rsid="000bd939"/>
    </style:style>
    <style:style style:name="P17" style:family="paragraph" style:parent-style-name="Standard">
      <style:paragraph-properties fo:line-height="200%" fo:text-align="start" style:justify-single-word="false"/>
      <style:text-properties officeooo:paragraph-rsid="000c521f"/>
    </style:style>
    <style:style style:name="P18" style:family="paragraph" style:parent-style-name="Standard">
      <style:paragraph-properties fo:line-height="200%" fo:text-align="start" style:justify-single-word="false"/>
      <style:text-properties officeooo:paragraph-rsid="000e5f71"/>
    </style:style>
    <style:style style:name="P19" style:family="paragraph" style:parent-style-name="Standard">
      <style:paragraph-properties fo:line-height="200%" fo:text-align="start" style:justify-single-word="false"/>
      <style:text-properties style:font-name="Ubuntu" officeooo:rsid="000c521f" officeooo:paragraph-rsid="000c521f"/>
    </style:style>
    <style:style style:name="P20" style:family="paragraph" style:parent-style-name="Standard">
      <style:paragraph-properties fo:line-height="200%" fo:text-align="start" style:justify-single-word="false"/>
      <style:text-properties officeooo:rsid="001247a7" officeooo:paragraph-rsid="001247a7"/>
    </style:style>
    <style:style style:name="T1" style:family="text">
      <style:text-properties officeooo:rsid="00028fef"/>
    </style:style>
    <style:style style:name="T2" style:family="text">
      <style:text-properties officeooo:rsid="000409e0"/>
    </style:style>
    <style:style style:name="T3" style:family="text">
      <style:text-properties officeooo:rsid="00044c64"/>
    </style:style>
    <style:style style:name="T4" style:family="text">
      <style:text-properties officeooo:rsid="000710c0"/>
    </style:style>
    <style:style style:name="T5" style:family="text">
      <style:text-properties officeooo:rsid="0008ed0a"/>
    </style:style>
    <style:style style:name="T6" style:family="text">
      <style:text-properties officeooo:rsid="00092e57"/>
    </style:style>
    <style:style style:name="T7" style:family="text">
      <style:text-properties style:font-name="Ubuntu" officeooo:rsid="00052cb9"/>
    </style:style>
    <style:style style:name="T8" style:family="text">
      <style:text-properties style:font-name="Ubuntu" fo:font-style="normal" officeooo:rsid="000bd939" style:font-style-asian="normal" style:font-style-complex="normal"/>
    </style:style>
    <style:style style:name="T9" style:family="text">
      <style:text-properties style:font-name="Ubuntu" fo:font-style="normal" officeooo:rsid="000c521f" style:font-style-asian="normal" style:font-style-complex="normal"/>
    </style:style>
    <style:style style:name="T10" style:family="text">
      <style:text-properties style:font-name="Ubuntu" fo:font-style="italic" officeooo:rsid="000bd939" style:font-style-asian="italic" style:font-style-complex="italic"/>
    </style:style>
    <style:style style:name="T11" style:family="text">
      <style:text-properties style:font-name="Ubuntu"/>
    </style:style>
    <style:style style:name="T12" style:family="text">
      <style:text-properties style:font-name="Ubuntu" officeooo:rsid="000c521f"/>
    </style:style>
    <style:style style:name="T13" style:family="text">
      <style:text-properties style:font-name="Ubuntu" fo:font-style="italic" style:font-style-asian="italic" style:font-style-complex="italic"/>
    </style:style>
    <style:style style:name="T14" style:family="text">
      <style:text-properties style:font-name="Ubuntu" fo:font-style="italic" officeooo:rsid="000c521f" style:font-style-asian="italic" style:font-style-complex="italic"/>
    </style:style>
    <style:style style:name="T15" style:family="text">
      <style:text-properties style:font-name="Ubuntu" fo:font-style="normal" officeooo:rsid="000c521f" style:font-style-asian="normal" style:font-style-complex="normal"/>
    </style:style>
    <style:style style:name="T16" style:family="text">
      <style:text-properties style:font-name="Ubuntu" fo:font-style="normal" officeooo:rsid="000c61de" style:font-style-asian="normal" style:font-style-complex="normal"/>
    </style:style>
    <style:style style:name="T17" style:family="text">
      <style:text-properties style:font-name="Ubuntu" officeooo:rsid="000e5f71"/>
    </style:style>
    <style:style style:name="T18" style:family="text">
      <style:text-properties style:font-name="Ubuntu" officeooo:rsid="001861bf"/>
    </style:style>
    <style:style style:name="T19" style:family="text">
      <style:text-properties officeooo:rsid="00099162"/>
    </style:style>
    <style:style style:name="T20" style:family="text">
      <style:text-properties officeooo:rsid="0009dc65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0bd939" style:font-style-asian="normal" style:font-style-complex="normal"/>
    </style:style>
    <style:style style:name="T24" style:family="text">
      <style:text-properties officeooo:rsid="000c521f"/>
    </style:style>
    <style:style style:name="T25" style:family="text">
      <style:text-properties officeooo:rsid="000cedbb"/>
    </style:style>
    <style:style style:name="T26" style:family="text">
      <style:text-properties officeooo:rsid="0014a6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2">Discussion 2.1</text:span> – <text:span text:style-name="T2">Regular Expressions</text:span></text:p>
      <text:p text:style-name="P5"/>
      <text:p text:style-name="P5"/>
      <text:p text:style-name="P5"/>
      <text:p text:style-name="P5"/>
      <text:p text:style-name="P5"/>
      <text:p text:style-name="P2">Eric McCool</text:p>
      <text:p text:style-name="P2">Bellevue University - College of Science and Technology</text:p>
      <text:p text:style-name="P2">Web330-339A Enterprise JavaScript II</text:p>
      <text:p text:style-name="P2">Professor Krasso</text:p>
      <text:p text:style-name="P2">January <text:span text:style-name="T1">1</text:span><text:span text:style-name="T2">2</text:span>, 202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2</text:p>
      <text:p text:style-name="P7"><text:tab/><text:span text:style-name="T2">This week we look at regular expressions, or RegExp </text:span><text:span text:style-name="T3">(W3S, 2023), or regex (Chodnicki, 2019)</text:span><text:span text:style-name="T2">. What is a regular expression? “</text:span><text:span text:style-name="T3">A regular expression is a pattern of characters. The pattern is used to do pattern-matching ‘search-and-replace’ functions on text” </text:span><text:span text:style-name="T25">(W3S, 2023)</text:span><text:span text:style-name="T3"> </text:span></text:p>
      <text:p text:style-name="P8"><text:tab/>What is the point of a regex? What are it’s advantages? With a regex, one can (Chodnicki, 2019):</text:p>
      <text:list xml:id="list2807886081" text:style-name="L1">
        <text:list-item>
          <text:p text:style-name="P9">verify the structure of strings</text:p>
        </text:list-item>
        <text:list-item>
          <text:p text:style-name="P9">extract sub-strings from structured strings</text:p>
        </text:list-item>
        <text:list-item>
          <text:p text:style-name="P9">search/replace/rearrange parts of a string</text:p>
        </text:list-item>
        <text:list-item>
          <text:p text:style-name="P9">split a string into tokens</text:p>
        </text:list-item>
      </text:list>
      <text:p text:style-name="P8"/>
      <text:p text:style-name="P8"><text:tab/><text:span text:style-name="T4">Well, that sounds pretty handy. What are some disadvantages to using a regex? Marchete </text:span><text:span text:style-name="T6">from Codingame </text:span><text:span text:style-name="T4">(</text:span><text:span text:style-name="T25">Marchete, </text:span><text:span text:style-name="T4">n.d.) suggests:</text:span></text:p>
      <text:list xml:id="list2022412898" text:style-name="L2">
        <text:list-item>
          <text:p text:style-name="P10">“Chaotic, evil syntax. Depending on the situation, the same metacharacter has many different meanings, which makes reading a regex a complicated task. For example, the ‘<text:span text:style-name="Source_20_Text">?’.</text:span> First it's a metacharacter for 0 or 1 repetitions, but suddenly it's also used as a lazy quantifier. But wait! As if two different meanings aren't enough, inside a parenthesis <text:span text:style-name="Source_20_Text">(?</text:span> has more than 10 different meanings!: Non-capturing groups, named groups, look-ahead and look-behind, conditionals, recursion.... And this same thing happens with many other metacharacters.”</text:p>
        </text:list-item>
        <text:list-item>
          <text:p text:style-name="P10">“Regex expressions could have bad performance in some instances. Unbounded repetitions can match a string in many different ways, and regex engines usually need to do many steps and backtracking to find all of these matches.”</text:p>
        </text:list-item>
      </text:list>
      <text:p text:style-name="P11"><text:soft-page-break/><text:tab/><text:span text:style-name="T5">3</text:span></text:p>
      <text:list xml:id="list124506062458849" text:continue-numbering="true" text:style-name="L2">
        <text:list-item>
          <text:p text:style-name="P10">“Regular Expressions are not suited for very complex, recursive data formats, like XML or HTML. In these cases, it's better to use an XML parser.”</text:p>
        </text:list-item>
        <text:list-item>
          <text:p text:style-name="P10">“There are many different regex engines, and each one has <text:span text:style-name="T20">a </text:span>different syntax. Therefore depending on the language, you need to learn some particular flags and metacharacters.”</text:p>
        </text:list-item>
      </text:list>
      <text:p text:style-name="P8"/>
      <text:p text:style-name="P8"><text:tab/><text:span text:style-name="T5">Brackets are used when creating a regex to “find a range of characters” (W3S, 2023).</text:span></text:p>
      <text:p text:style-name="P12">For instance, to find any <text:span text:style-name="T26">digit</text:span> between 0 and 9, one would write [0-9] in brackets. The expression [abc] means find any character between the brackets (W3S, 2023). </text:p>
      <text:p text:style-name="P12"><text:tab/><text:span text:style-name="T6">Modifiers can also be used to further fine-tune a regex. Using ‘g’ for global, ‘I’ for case-insensitive, and ‘m’ for multi-line matching, they are used to perform case-insensitive and global searches. Global searches find all matches and do not stop after the first match (W3S, 2023). </text:span></text:p>
      <text:p text:style-name="P8"><text:tab/><text:span text:style-name="T19">Here is an example of</text:span><text:span text:style-name="T6"> a regular expression in JavaScript that validates a string value that contains alphanumeric characters only (W3S.</text:span><text:span text:style-name="T24">blog</text:span><text:span text:style-name="T6">, 20</text:span><text:span text:style-name="T24">2</text:span><text:span text:style-name="T6">3):</text:span></text:p>
      <text:p text:style-name="P18"><text:span text:style-name="T7"><text:tab/></text:span><text:span text:style-name="T11">/^[0-9a-zA-Z]+$/<text:tab/></text:span><text:span text:style-name="T17">&gt;&gt; the ‘/’ represent the regex body</text:span></text:p>
      <text:p text:style-name="P18"><text:span text:style-name="T17"><text:tab/> ^[0-9a-zA_Z]+$<text:tab/>&gt;&gt; the ‘^’ is asking </text:span><text:span text:style-name="T18">if it’s </text:span><text:span text:style-name="T17">‘not’ and the ‘$’ runs this at the end of <text:tab/><text:tab/><text:tab/><text:tab/><text:tab/>each string, I think.</text:span></text:p>
      <text:p text:style-name="P18"><text:span text:style-name="T17"><text:tab/> <text:s text:c="3"/>[0-9a-zA-K] <text:tab/>&gt;&gt; ‘[]’ makeup the subset(s) we are looking for</text:span></text:p>
      <text:p text:style-name="P18"><text:span text:style-name="T17"><text:tab/> <text:s text:c="4"/>0-9a-zA-K<text:tab/><text:tab/>&gt;&gt; the tests: 0 thru 9, </text:span></text:p>
      <text:p text:style-name="P18"><text:span text:style-name="T17"><text:tab/><text:tab/><text:tab/><text:tab/><text:tab/><text:tab/>a thru z (lower-case), </text:span></text:p>
      <text:p text:style-name="P18"><text:span text:style-name="T17"><text:tab/><text:tab/><text:tab/><text:tab/><text:tab/><text:tab/>and A thru Z (upper-case)<text:tab/></text:span><text:span text:style-name="T11"> </text:span></text:p>
      <text:p text:style-name="P20"><text:span text:style-name="T11">Translation: Run this regex at the end of each string and point out any non-alphanumerics.</text:span></text:p>
      <text:p text:style-name="P18"><text:span text:style-name="T11"/></text:p>
      <text:p text:style-name="P13"><text:soft-page-break/>4</text:p>
      <text:p text:style-name="P14">References</text:p>
      <text:p text:style-name="P14">Chodnicki, S., 2019. <text:span text:style-name="T21">“Everything You Need to Know About Regular Expressions.”</text:span><text:span text:style-name="T22"> <text:s/>Medium, <text:tab/>2023. </text:span><text:a xlink:type="simple" xlink:href="https://towardsdatascience.com/everything-you-need-to-know-about-regular-" text:style-name="Internet_20_link" text:visited-style-name="Visited_20_Internet_20_Link"><text:span text:style-name="T23">https://towardsdatascience.com/everything-you-need-to-know-about-regular-</text:span></text:a><text:span text:style-name="T23"><text:tab/></text:span><text:a xlink:type="simple" xlink:href="https://towardsdatascience.com/everything-you-need-to-know-about-regular-expressions-8f622fe10b03" text:style-name="Internet_20_link" text:visited-style-name="Visited_20_Internet_20_Link"><text:span text:style-name="T23">expressions-8f622fe10b03</text:span></text:a><text:span text:style-name="T22"> </text:span></text:p>
      <text:p text:style-name="P15"><text:span text:style-name="T22">Marchete, (n.d.). </text:span><text:span text:style-name="T21">“Regular Expressions Basics – Final Words.”</text:span><text:span text:style-name="T22"> <text:s/>Codingame.com, 2023. </text:span></text:p>
      <text:p text:style-name="P16"><text:span text:style-name="T8"><text:tab/></text:span><text:a xlink:type="simple" xlink:href="https://www.codingame.com/playgrounds/218/regular-expressions-basics/next-" text:style-name="Internet_20_link" text:visited-style-name="Visited_20_Internet_20_Link"><text:span text:style-name="T8">https://www.codingame.com/playgrounds/218/regular-expressions-basics/next-</text:span></text:a><text:span text:style-name="T8"><text:tab/></text:span><text:a xlink:type="simple" xlink:href="https://www.codingame.com/playgrounds/218/regular-expressions-basics/next-steps" text:style-name="Internet_20_link" text:visited-style-name="Visited_20_Internet_20_Link"><text:span text:style-name="T8">steps</text:span></text:a></text:p>
      <text:p text:style-name="P16"><text:span text:style-name="T8">W3S, 2023.</text:span><text:span text:style-name="T10"> “JavaScript RegExp Reference.”</text:span><text:span text:style-name="T8"> <text:s/>JavaScript Reference – </text:span><text:span text:style-name="T9">RegExp</text:span><text:span text:style-name="T8">. W3Schools.com.</text:span></text:p>
      <text:p text:style-name="P16"><text:span text:style-name="T8"><text:tab/>W3Schools, Larsamyraa 18, 4313 SANDNES, Norway.</text:span></text:p>
      <text:p text:style-name="P16"><text:span text:style-name="T8"><text:tab/></text:span><text:a xlink:type="simple" xlink:href="https://www.w3schools.com/jsref/jsref_obj_regexp.asp" text:style-name="Internet_20_link" text:visited-style-name="Visited_20_Internet_20_Link"><text:span text:style-name="T9">https://www.w3schools.com/jsref/jsref_obj_regexp.asp</text:span></text:a></text:p>
      <text:p text:style-name="P17"><text:span text:style-name="T12">W3S.blog, 2023. </text:span><text:span text:style-name="T14">“</text:span><text:span text:style-name="T13">alphanumeric validation JavaScript JS.” </text:span><text:span text:style-name="T9">W3Schools.blog, 2023. </text:span></text:p>
      <text:p text:style-name="P17"><text:span text:style-name="T9"><text:tab/></text:span><text:a xlink:type="simple" xlink:href="https://www.w3schools.blog/alphanumeric-validation-javascript-js" text:style-name="Internet_20_link" text:visited-style-name="Visited_20_Internet_20_Link"><text:span text:style-name="T16">https://www.w3schools.blog/alphanumeric-validation-javascript-js</text:span></text:a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0T11:10:08.587343732</meta:creation-date>
    <dc:date>2023-01-12T12:45:05.202390769</dc:date>
    <meta:editing-duration>PT45M1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4" meta:paragraph-count="41" meta:word-count="536" meta:character-count="3717" meta:non-whitespace-character-count="3169"/>
  </office:meta>
</office:document-meta>
</file>